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Liberation Sans" officeooo:rsid="003bd48a" officeooo:paragraph-rsid="003bd48a"/>
    </style:style>
    <style:style style:name="P23" style:family="paragraph" style:parent-style-name="Standard">
      <style:text-properties style:font-name="Liberation Sans" officeooo:rsid="003bd48a" officeooo:paragraph-rsid="00672656"/>
    </style:style>
    <style:style style:name="P24" style:family="paragraph" style:parent-style-name="Standard">
      <style:text-properties style:font-name="Liberation Sans" officeooo:paragraph-rsid="003bd48a"/>
    </style:style>
    <style:style style:name="P25" style:family="paragraph" style:parent-style-name="Standard">
      <style:text-properties style:font-name="Liberation Sans" officeooo:paragraph-rsid="003c3132"/>
    </style:style>
    <style:style style:name="P26" style:family="paragraph" style:parent-style-name="Standard">
      <style:text-properties style:font-name="Liberation Sans" officeooo:rsid="0060aae8" officeooo:paragraph-rsid="0060aae8"/>
    </style:style>
    <style:style style:name="P27" style:family="paragraph" style:parent-style-name="Standard">
      <style:text-properties style:font-name="Liberation Sans" officeooo:rsid="0060aae8" officeooo:paragraph-rsid="00672656"/>
    </style:style>
    <style:style style:name="P28" style:family="paragraph" style:parent-style-name="Standard">
      <style:text-properties style:font-name="Liberation Sans" officeooo:paragraph-rsid="0060b004"/>
    </style:style>
    <style:style style:name="P29" style:family="paragraph" style:parent-style-name="Text_20_body">
      <style:text-properties style:font-name="Liberation Sans" officeooo:rsid="003bd48a" officeooo:paragraph-rsid="003bd48a"/>
    </style:style>
    <style:style style:name="P30" style:family="paragraph" style:parent-style-name="Text_20_body">
      <style:text-properties style:font-name="Liberation Sans" officeooo:rsid="003c3132" officeooo:paragraph-rsid="003c3132"/>
    </style:style>
    <style:style style:name="P3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3" style:family="paragraph" style:parent-style-name="Text_20_body">
      <style:text-properties style:font-name="Bitstream Vera Sans" officeooo:rsid="00671bbf" officeooo:paragraph-rsid="00671bbf"/>
    </style:style>
    <style:style style:name="P3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5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6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7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8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9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0" style:family="paragraph" style:parent-style-name="Table_20_Contents">
      <style:text-properties style:font-name="Bitstream Vera Sans" officeooo:rsid="002b029e" officeooo:paragraph-rsid="002b029e"/>
    </style:style>
    <style:style style:name="P41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Standard" style:list-style-name="L1">
      <style:text-properties style:font-name="Bitstream Vera Sans" officeooo:rsid="0012848b" officeooo:paragraph-rsid="0012848b"/>
    </style:style>
    <style:style style:name="P43" style:family="paragraph" style:parent-style-name="Standard" style:list-style-name="L2">
      <style:text-properties style:font-name="Bitstream Vera Sans" officeooo:rsid="0012848b" officeooo:paragraph-rsid="002b029e"/>
    </style:style>
    <style:style style:name="P44" style:family="paragraph" style:parent-style-name="Standard" style:list-style-name="L1">
      <style:text-properties style:font-name="Bitstream Vera Sans" officeooo:rsid="001cd05f" officeooo:paragraph-rsid="001cd05f"/>
    </style:style>
    <style:style style:name="P45" style:family="paragraph" style:parent-style-name="Standard" style:list-style-name="L3">
      <style:text-properties style:font-name="Bitstream Vera Sans" officeooo:rsid="002f2cd6" officeooo:paragraph-rsid="002f2cd6"/>
    </style:style>
    <style:style style:name="P46" style:family="paragraph" style:parent-style-name="Standard" style:list-style-name="L4">
      <style:text-properties style:font-name="Bitstream Vera Sans" officeooo:rsid="002e4d66" officeooo:paragraph-rsid="003714aa"/>
    </style:style>
    <style:style style:name="P47" style:family="paragraph" style:parent-style-name="Standard" style:list-style-name="L4">
      <style:text-properties style:font-name="Bitstream Vera Sans" officeooo:rsid="004f7d7c" officeooo:paragraph-rsid="004f7d7c"/>
    </style:style>
    <style:style style:name="P48" style:family="paragraph" style:parent-style-name="Text_20_body" style:list-style-name="L5">
      <style:text-properties style:font-name="Liberation Sans" officeooo:rsid="003bd48a" officeooo:paragraph-rsid="003bd48a"/>
    </style:style>
    <style:style style:name="P49" style:family="paragraph">
      <style:paragraph-properties fo:break-before="page"/>
      <style:text-properties fo:font-weight="bold" style:font-weight-asian="bold" style:font-weight-complex="bold"/>
    </style:style>
    <style:style style:name="P50" style:family="paragraph" style:parent-style-name="Heading_20_1">
      <style:paragraph-properties fo:text-align="center" style:justify-single-word="false"/>
      <style:text-properties fo:color="#0000ff"/>
    </style:style>
    <style:style style:name="P51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2" style:family="paragraph">
      <loext:graphic-properties draw:fill="none" draw:fill-color="#ffffff"/>
      <style:text-properties fo:font-size="12pt"/>
    </style:style>
    <style:style style:name="P53" style:family="paragraph">
      <loext:graphic-properties draw:fill="none" draw:fill-color="#ffffff"/>
      <style:text-properties fo:color="#0000ff" fo:font-size="12pt"/>
    </style:style>
    <style:style style:name="P54" style:family="paragraph">
      <loext:graphic-properties draw:fill="none" draw:fill-color="#ffffff"/>
      <style:text-properties fo:color="#800000" fo:font-size="12pt"/>
    </style:style>
    <style:style style:name="P55" style:family="paragraph">
      <loext:graphic-properties draw:fill="none" draw:fill-color="#ffffff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72656"/>
    </style:style>
    <style:style style:name="T15" style:family="text">
      <style:text-properties officeooo:rsid="0069e396"/>
    </style:style>
    <style:style style:name="T16" style:family="text">
      <style:text-properties fo:font-size="12pt"/>
    </style:style>
    <style:style style:name="T17" style:family="text">
      <style:text-properties fo:color="#0000ff" fo:font-size="12pt"/>
    </style:style>
    <style:style style:name="T18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0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4" draw:name="name " draw:style-name="gr2" draw:text-style-name="P55" svg:width="0.635in" svg:height="0.2748in"><draw:text-box><text:p><text:span text:style-name="T18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0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6693768776599132502" text:style-name="L1">
        <text:list-item>
          <text:p text:style-name="P42"><text:span text:style-name="T1">Unformatted </text:span>Number: <text:user-field-get style:data-style-name="N10107" text:name="number">-1.00</text:user-field-get></text:p>
        </text:list-item>
      </text:list>
      <text:list xml:id="list6905211917626860246" text:style-name="L2">
        <text:list-item>
          <text:p text:style-name="P43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95302538806458" text:continue-list="list6693768776599132502" text:style-name="L1">
        <text:list-item>
          <text:p text:style-name="P44">LibreOffice Date Field: <text:date style:data-style-name="N51" text:date-value="2016-05-25T16:24:34.163749348" text:fixed="true">25.05.2016 16:24:34</text:date></text:p>
        </text:list-item>
        <text:list-item>
          <text:p text:style-name="P44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5719520753746942256" text:style-name="L3">
        <text:list-item>
          <text:p text:style-name="P45"><text:span text:style-name="T1">Formatted Number in List: </text:span><draw:frame text:anchor-type="as-char" svg:y="-0.1437in" draw:z-index="4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3" svg:width="1.5433in" svg:height="0.1925in"><draw:text-box><text:p><text:span text:style-name="T17">number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8" draw:name="number | number: &quot;###,000.0##;[@color]-###,000.0##&quot;" draw:style-name="gr1" draw:text-style-name="P53" svg:width="1.5433in" svg:height="0.1925in"><draw:text-box><text:p><text:span text:style-name="T17">number</text:span></text:p></draw:text-box></draw:frame></text:p>
      <text:p text:style-name="P19">Format bg color using static value: <draw:frame text:anchor-type="as-char" svg:y="-0.1437in" draw:z-index="29" draw:name="&quot;&quot;  | bg-color: &quot;#F0F&quot;" draw:style-name="gr1" draw:text-style-name="P53" svg:width="1.5433in" svg:height="0.1925in"><draw:text-box><text:p><text:span text:style-name="T17"><text:s text:c="2"/></text:span></text:p></draw:text-box></draw:frame></text:p>
      <text:p text:style-name="P19">Format bg color with static color: <draw:frame text:anchor-type="as-char" svg:y="-0.1437in" draw:z-index="30" draw:name="number  | bg-color: &quot;#F0F&quot;" draw:style-name="gr1" draw:text-style-name="P53" svg:width="1.5433in" svg:height="0.1925in"><draw:text-box><text:p><text:span text:style-name="T17">number</text:span></text:p></draw:text-box></draw:frame></text:p>
      <text:p text:style-name="P19">Format bg color with static color and number format: <draw:frame text:anchor-type="as-char" svg:y="-0.1437in" draw:z-index="31" draw:name="number  | number: &quot;###,000.0##;[RED]-###,000.0##&quot; | bg-color: &quot;#F0F&quot;" draw:style-name="gr1" draw:text-style-name="P53" svg:width="1.348in" svg:height="0.1925in"><draw:text-box><text:p><text:span text:style-name="T17">number</text:span></text:p></draw:text-box></draw:frame></text:p>
      <text:p text:style-name="P19">Format bg color with dynamic color and number format: <draw:frame text:anchor-type="as-char" svg:y="-0.1437in" draw:z-index="32" draw:name="number  | number: &quot;###,000.0##;[BLUE]-###,000.0##&quot; | bg-color: &quot;@color&quot;" draw:style-name="gr1" draw:text-style-name="P53" svg:width="1.348in" svg:height="0.1925in"><draw:text-box><text:p><text:span text:style-name="T17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5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</table:table-cell>
        </table:table-row>
      </table:table>
      <text:p text:style-name="P4"/>
      <text:p text:style-name="P14">Conditional fields:</text:p>
      <text:list xml:id="list6202272661549959606" text:style-name="L4">
        <text:list-item>
          <text:p text:style-name="P46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7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5">Nr.</text:p>
            </table:table-cell>
            <table:table-cell table:style-name="addresses.A1" office:value-type="string">
              <text:p text:style-name="P35">Street</text:p>
            </table:table-cell>
            <table:table-cell table:style-name="addresses.A1" office:value-type="string">
              <text:p text:style-name="P36">Date</text:p>
            </table:table-cell>
            <table:table-cell table:style-name="addresses.D1" office:value-type="string">
              <text:p text:style-name="P37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2" svg:width="1.5433in" svg:height="0.1925in"><draw:text-box><text:p><text:span text:style-name="T16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2" svg:width="1.5433in" svg:height="0.1925in"><draw:text-box><text:p><text:span text:style-name="T16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2" svg:width="1.5433in" svg:height="0.1925in"><draw:text-box><text:p><text:span text:style-name="T16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3" svg:width="1.5433in" svg:height="0.1925in"><draw:text-box><text:p><text:span text:style-name="T17">number</text:span></text:p></draw:text-box></draw:frame></text:p>
          </table:table-cell>
        </table:table-row>
      </table:table>
      <text:p text:style-name="P9"/>
      <text:h text:style-name="P51" text:outline-level="2"><text:span text:style-name="T15">Dynamic </text:span>Frames example</text:h>
      <text:p text:style-name="P33"><draw:frame draw:style-name="fr1" draw:name="addresses" text:anchor-type="as-char" svg:y="0in" svg:width="3.3354in" svg:height="1.7598in" draw:z-index="33"><draw:text-box><text:p>Plain fields in frames</text:p><text:p text:style-name="P23">id: <draw:frame text:anchor-type="as-char" svg:y="-0.1437in" draw:z-index="37" draw:name="id" draw:style-name="gr1" draw:text-style-name="P52" svg:width="1.5433in" svg:height="0.1925in"><draw:text-box><text:p><text:span text:style-name="T16">Id</text:span></text:p></draw:text-box></draw:frame></text:p><text:p text:style-name="P23">street: <draw:frame text:anchor-type="as-char" svg:y="-0.1437in" draw:z-index="38" draw:name="street" draw:style-name="gr1" draw:text-style-name="P52" svg:width="1.5433in" svg:height="0.1925in"><draw:text-box><text:p><text:span text:style-name="T16">Street</text:span></text:p></draw:text-box></draw:frame></text:p><text:p text:style-name="P23">date: <draw:frame text:anchor-type="as-char" svg:y="-0.1437in" draw:z-index="39" draw:name="date | date: &quot;EEE, dd.MM.yyyy&quot;" draw:style-name="gr1" draw:text-style-name="P52" svg:width="1.5433in" svg:height="0.1925in"><draw:text-box><text:p><text:span text:style-name="T16">date</text:span></text:p></draw:text-box></draw:frame></text:p><text:p text:style-name="P23">number: <draw:frame text:anchor-type="as-char" svg:y="-0.1437in" draw:z-index="40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<text:p text:style-name="P27">Reference variable in parent scope: <draw:frame text:anchor-type="as-char" svg:y="-0.1437in" draw:z-index="36" draw:name="$parent.name" draw:style-name="gr1" draw:text-style-name="P54" svg:width="1.5433in" svg:height="0.1925in"><draw:text-box><text:p><text:span text:style-name="T16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1"/>
        <text:p text:style-name="P34">Plain fields in sections</text:p>
        <text:p text:style-name="P22">id: <draw:frame text:anchor-type="as-char" svg:y="-0.1437in" draw:z-index="11" draw:name="id" draw:style-name="gr1" draw:text-style-name="P52" svg:width="1.5433in" svg:height="0.1925in"><draw:text-box><text:p><text:span text:style-name="T16">Id</text:span></text:p></draw:text-box></draw:frame></text:p>
        <text:p text:style-name="P22">street: <draw:frame text:anchor-type="as-char" svg:y="-0.1437in" draw:z-index="12" draw:name="street" draw:style-name="gr1" draw:text-style-name="P52" svg:width="1.5433in" svg:height="0.1925in"><draw:text-box><text:p><text:span text:style-name="T16">Street</text:span></text:p></draw:text-box></draw:frame></text:p>
        <text:p text:style-name="P22">date: <draw:frame text:anchor-type="as-char" svg:y="-0.1437in" draw:z-index="13" draw:name="date | date: &quot;EEE, dd.MM.yyyy&quot;" draw:style-name="gr1" draw:text-style-name="P52" svg:width="1.5433in" svg:height="0.1925in"><draw:text-box><text:p><text:span text:style-name="T16">date</text:span></text:p></draw:text-box></draw:frame></text:p>
        <text:p text:style-name="P22">number: <draw:frame text:anchor-type="as-char" svg:y="-0.1437in" draw:z-index="14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<text:p text:style-name="P26">Reference variable in parent scope: <draw:frame text:anchor-type="as-char" svg:y="-0.1437in" draw:z-index="26" draw:name="$parent.name" draw:style-name="gr1" draw:text-style-name="P54" svg:width="1.5433in" svg:height="0.1925in"><draw:text-box><text:p><text:span text:style-name="T16">Parent name</text:span></text:p></draw:text-box></draw:frame></text:p>
        <text:p text:style-name="P29"/>
        <text:p text:style-name="P3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Nr</text:p>
            </table:table-cell>
            <table:table-cell table:style-name="Table3.B1" office:value-type="string">
              <text:p text:style-name="P24"><draw:frame text:anchor-type="as-char" svg:y="-0.1437in" draw:z-index="15" draw:name="id" draw:style-name="gr1" draw:text-style-name="P52" svg:width="1.5433in" svg:height="0.1925in"><draw:text-box><text:p><text:span text:style-name="T16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Street</text:p>
            </table:table-cell>
            <table:table-cell table:style-name="Table3.B2" office:value-type="string">
              <text:p text:style-name="P24"><draw:frame text:anchor-type="as-char" svg:y="-0.1437in" draw:z-index="16" draw:name="street" draw:style-name="gr1" draw:text-style-name="P52" svg:width="1.5433in" svg:height="0.1925in"><draw:text-box><text:p><text:span text:style-name="T16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Date</text:p>
            </table:table-cell>
            <table:table-cell table:style-name="Table3.B2" office:value-type="string">
              <text:p text:style-name="P24"><draw:frame text:anchor-type="as-char" svg:y="-0.1437in" draw:z-index="17" draw:name="date | date: &quot;EEE, dd.MM.yyyy&quot;" draw:style-name="gr1" draw:text-style-name="P52" svg:width="1.5433in" svg:height="0.1925in"><draw:text-box><text:p><text:span text:style-name="T16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1">Number</text:p>
            </table:table-cell>
            <table:table-cell table:style-name="Table3.B2" office:value-type="string">
              <text:p text:style-name="P24"><draw:frame text:anchor-type="as-char" svg:y="-0.1437in" draw:z-index="18" draw:name="number | number: &quot;###,000.0##;[ROT]-###,000.0##&quot;" draw:style-name="gr1" draw:text-style-name="P53" svg:width="1.5433in" svg:height="0.1925in"><draw:text-box><text:p><text:span text:style-name="T17">number</text:span></text:p></draw:text-box></draw:frame></text:p>
            </table:table-cell>
          </table:table-row>
        </table:table>
        <text:p text:style-name="P29"/>
        <text:p text:style-name="P3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8">Firstname</text:p>
              </table:table-cell>
              <table:table-cell table:style-name="persons.A1" office:value-type="string">
                <text:p text:style-name="P38">Name</text:p>
              </table:table-cell>
              <table:table-cell table:style-name="persons.C1" office:value-type="string">
                <text:p text:style-name="P39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5"><draw:frame text:anchor-type="as-char" svg:y="-0.1437in" draw:z-index="19" draw:name="firstname" draw:style-name="gr1" draw:text-style-name="P52" svg:width="1.5433in" svg:height="0.1925in"><draw:text-box><text:p><text:span text:style-name="T16">Firstname</text:span></text:p></draw:text-box></draw:frame></text:p>
            </table:table-cell>
            <table:table-cell table:style-name="persons.B2" office:value-type="string">
              <text:p text:style-name="P25"><draw:frame text:anchor-type="as-char" svg:y="-0.1437in" draw:z-index="20" draw:name="name" draw:style-name="gr1" draw:text-style-name="P52" svg:width="1.5433in" svg:height="0.1925in"><draw:text-box><text:p><text:span text:style-name="T16">Name</text:span></text:p></draw:text-box></draw:frame></text:p>
            </table:table-cell>
            <table:table-cell table:style-name="persons.C2" office:value-type="string">
              <text:p text:style-name="P28"><draw:frame text:anchor-type="as-char" svg:y="-0.1437in" draw:z-index="27" draw:name="$parent.$parent.name" draw:style-name="gr1" draw:text-style-name="P52" svg:width="1.5433in" svg:height="0.1925in"><draw:text-box><text:p><text:span text:style-name="T16">Name</text:span></text:p></draw:text-box></draw:frame></text:p>
            </table:table-cell>
          </table:table-row>
        </table:table>
        <text:p text:style-name="P30"/>
        <text:p text:style-name="P31">List in sections</text:p>
        <text:list xml:id="list7699270118743564439" text:style-name="L5">
          <text:list-item>
            <text:p text:style-name="P48">Id: <draw:frame text:anchor-type="as-char" svg:y="-0.1437in" draw:z-index="7" draw:name="id" draw:style-name="gr1" draw:text-style-name="P52" svg:width="1.5433in" svg:height="0.1925in"><draw:text-box><text:p><text:span text:style-name="T16">Id</text:span></text:p></draw:text-box></draw:frame></text:p>
          </text:list-item>
          <text:list-item>
            <text:p text:style-name="P48">Street: <draw:frame text:anchor-type="as-char" svg:y="-0.1437in" draw:z-index="8" draw:name="street" draw:style-name="gr1" draw:text-style-name="P52" svg:width="1.5433in" svg:height="0.1925in"><draw:text-box><text:p><text:span text:style-name="T16">Street</text:span></text:p></draw:text-box></draw:frame></text:p>
          </text:list-item>
          <text:list-item>
            <text:p text:style-name="P48">Date: <draw:frame text:anchor-type="as-char" svg:y="-0.1437in" draw:z-index="9" draw:name="date | date: &quot;EEE, dd.MM.yyyy&quot;" draw:style-name="gr1" draw:text-style-name="P52" svg:width="1.5433in" svg:height="0.1925in"><draw:text-box><text:p><text:span text:style-name="T16">date</text:span></text:p></draw:text-box></draw:frame></text:p>
          </text:list-item>
          <text:list-item>
            <text:p text:style-name="P48">Number: <draw:frame text:anchor-type="as-char" svg:y="-0.1437in" draw:z-index="10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5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4-26T09:49:31.936837825</dc:date>
    <dc:creator>Thomas Rawyler</dc:creator>
    <meta:editing-duration>PT5H45M18S</meta:editing-duration>
    <meta:editing-cycles>85</meta:editing-cycles>
    <meta:generator>LibreOffice/5.1.6.2$Linux_X86_64 LibreOffice_project/10m0$Build-2</meta:generator>
    <meta:document-statistic meta:table-count="5" meta:image-count="0" meta:object-count="0" meta:page-count="3" meta:paragraph-count="78" meta:word-count="224" meta:character-count="1415" meta:non-whitespace-character-count="1241"/>
  </office:meta>
</office:document-meta>
</file>